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22e5" officeooo:paragraph-rsid="001f22e5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f22e5" officeooo:paragraph-rsid="001f22e5" style:font-size-asian="22pt" style:font-weight-asian="bold" style:font-size-complex="22pt" style:font-weight-complex="bold"/>
    </style:style>
    <style:style style:name="P3" style:family="paragraph" style:parent-style-name="Standard">
      <style:text-properties officeooo:rsid="0021a72f" officeooo:paragraph-rsid="00212a83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1f22e5" officeooo:paragraph-rsid="001f22e5"/>
    </style:style>
    <style:style style:name="P6" style:family="paragraph" style:parent-style-name="Standard">
      <style:paragraph-properties fo:text-align="center" style:justify-single-word="false"/>
      <style:text-properties officeooo:rsid="0025a4e4" officeooo:paragraph-rsid="0025a4e4"/>
    </style:style>
    <style:style style:name="T1" style:family="text">
      <style:text-properties officeooo:rsid="0023789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541-<text:span text:style-name="T1">rebuild</text:span></text:p>
      <text:p text:style-name="P1"/>
      <text:p text:style-name="P6">von Thorsten Kattanek</text:p>
      <text:p text:style-name="P6">Berlin, 14.09.2015</text:p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<text:a xlink:type="simple" xlink:href="#__RefHeading__137_2120094718" text:style-name="Index_20_Link" text:visited-style-name="Index_20_Link">1.0 Was ist 1541-rebuild<text:tab/>1</text:a></text:p>
          <text:p text:style-name="P4"><text:a xlink:type="simple" xlink:href="#__RefHeading__139_2120094718" text:style-name="Index_20_Link" text:visited-style-name="Index_20_Link">2.0 Hardware<text:tab/>1</text:a></text:p>
        </text:index-body>
      </text:table-of-content>
      <text:p text:style-name="P1"/>
      <text:p text:style-name="P1"/>
      <text:h text:style-name="Heading_20_2" text:outline-level="2"><text:bookmark-start text:name="__RefHeading__137_2120094718"/>1.0 Was ist 1541-rebuild<text:bookmark-end text:name="__RefHeading__137_2120094718"/></text:h>
      <text:p text:style-name="P1"/>
      <text:p text:style-name="P1">1541-<text:span text:style-name="T1">rebuild</text:span> ersetzt den mechanisch-<text:span text:style-name="T1">analogen</text:span> Teil der Commodore Floppy 1541 II durch eine Elektronik. Die Floppy Disk wird in einem Mikrocontroller emuliert. Die Disk <text:span text:style-name="T1">I</text:span>mages werden über eine SD Karte geladen. Die Bedienung erfolgt über ein LCD Display.</text:p>
      <text:p text:style-name="P1"/>
      <text:h text:style-name="Heading_20_2" text:outline-level="2"><text:bookmark-start text:name="__RefHeading__139_2120094718"/>2.0 Hardware<text:bookmark-end text:name="__RefHeading__139_2120094718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22:03:53.350302132</meta:creation-date>
    <meta:generator>LibreOffice/4.3.3.2$Linux_X86_64 LibreOffice_project/430m0$Build-2</meta:generator>
    <dc:date>2015-09-14T17:49:28.083207373</dc:date>
    <meta:editing-duration>PT12M15S</meta:editing-duration>
    <meta:editing-cycles>8</meta:editing-cycles>
    <meta:document-statistic meta:table-count="0" meta:image-count="0" meta:object-count="0" meta:page-count="1" meta:paragraph-count="9" meta:word-count="58" meta:character-count="397" meta:non-whitespace-character-count="348"/>
  </office:meta>
</office:document-meta>
</file>